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ackground-color="#e6e6ff"/>
    </style:style>
    <style:style style:name="ce4" style:family="table-cell" style:parent-style-name="Default" style:data-style-name="N108">
      <style:table-cell-properties fo:background-color="#23ff23"/>
    </style:style>
    <style:style style:name="ce5" style:family="table-cell" style:parent-style-name="Default" style:data-style-name="N108">
      <style:table-cell-properties fo:background-color="transparent"/>
    </style:style>
    <style:style style:name="ce6" style:family="table-cell" style:parent-style-name="Default" style:data-style-name="N0"/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office:value-type="string">
            <text:p>VLO</text:p>
          </table:table-cell>
          <table:table-cell table:style-name="Default" table:number-columns-repeated="12"/>
          <table:table-cell table:number-columns-repeated="5"/>
        </table:table-row>
        <table:table-row table:style-name="ro2">
          <table:table-cell/>
          <table:table-cell table:style-name="Default" office:value-type="string">
            <text:p>R1</text:p>
          </table:table-cell>
          <table:table-cell table:style-name="Default" office:value-type="float" office:value="2200">
            <text:p>2200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3300">
            <text:p>3300</text:p>
          </table:table-cell>
          <table:table-cell table:style-name="Default" table:formula="of:=3900" office:value-type="float" office:value="3900">
            <text:p>3900</text:p>
          </table:table-cell>
          <table:table-cell table:style-name="Default" office:value-type="float" office:value="4700">
            <text:p>4700</text:p>
          </table:table-cell>
          <table:table-cell table:style-name="Default" office:value-type="float" office:value="5600">
            <text:p>5600</text:p>
          </table:table-cell>
          <table:table-cell table:style-name="Default" office:value-type="float" office:value="6800">
            <text:p>6800</text:p>
          </table:table-cell>
          <table:table-cell table:style-name="Default" office:value-type="float" office:value="8200">
            <text:p>8200</text:p>
          </table:table-cell>
          <table:table-cell table:number-columns-repeated="5"/>
          <table:table-cell office:value-type="string">
            <text:p>R7</text:p>
          </table:table-cell>
          <table:table-cell table:style-name="ce2" office:value-type="float" office:value="220000">
            <text:p>220000,000</text:p>
          </table:table-cell>
          <table:table-cell office:value-type="string">
            <text:p>Ohms</text:p>
          </table:table-cell>
          <table:table-cell office:value-type="string">
            <text:p>positive feedback</text:p>
          </table:table-cell>
        </table:table-row>
        <table:table-row table:style-name="ro1">
          <table:table-cell/>
          <table:table-cell table:style-name="Default" office:value-type="string">
            <text:p>R1||R2</text:p>
          </table:table-cell>
          <table:table-cell table:style-name="Default" table:formula="of:=[.C2]*((100+[.$Q$17])/100)*[.$Q$14]/([.C2]+[.$Q$14])" office:value-type="float" office:value="2178.21782178218">
            <text:p>2178,2178217822</text:p>
          </table:table-cell>
          <table:table-cell table:style-name="Default" table:formula="of:=[.D2]*((100+[.$Q$17])/100)*[.$Q$14]/([.D2]+[.$Q$14])" office:value-type="float" office:value="2959.64125560538">
            <text:p>2959,6412556054</text:p>
          </table:table-cell>
          <table:table-cell table:style-name="Default" table:formula="of:=[.E2]*((100+[.$Q$17])/100)*[.$Q$14]/([.E2]+[.$Q$14])" office:value-type="float" office:value="3251.2315270936">
            <text:p>3251,2315270936</text:p>
          </table:table-cell>
          <table:table-cell table:style-name="Default" table:formula="of:=[.F2]*((100+[.$Q$17])/100)*[.$Q$14]/([.F2]+[.$Q$14])" office:value-type="float" office:value="3832.06788744975">
            <text:p>3832,0678874498</text:p>
          </table:table-cell>
          <table:table-cell table:style-name="Default" table:formula="of:=[.G2]*((100+[.$Q$17])/100)*[.$Q$14]/([.G2]+[.$Q$14])" office:value-type="float" office:value="4601.69114374722">
            <text:p>4601,6911437472</text:p>
          </table:table-cell>
          <table:table-cell table:style-name="Default" table:formula="of:=[.H2]*((100+[.$Q$17])/100)*[.$Q$14]/([.H2]+[.$Q$14])" office:value-type="float" office:value="5460.99290780142">
            <text:p>5460,9929078014</text:p>
          </table:table-cell>
          <table:table-cell table:style-name="Default" table:formula="of:=[.I2]*((100+[.$Q$17])/100)*[.$Q$14]/([.I2]+[.$Q$14])" office:value-type="float" office:value="6596.11992945326">
            <text:p>6596,1199294533</text:p>
          </table:table-cell>
          <table:table-cell table:style-name="Default" table:formula="of:=[.J2]*((100+[.$Q$17])/100)*[.$Q$14]/([.J2]+[.$Q$14])" office:value-type="float" office:value="7905.34618755478">
            <text:p>7905,3461875548</text:p>
          </table:table-cell>
          <table:table-cell table:number-columns-repeated="9"/>
        </table:table-row>
        <table:table-row table:style-name="ro1">
          <table:table-cell office:value-type="float" office:value="2200">
            <text:p>2200</text:p>
          </table:table-cell>
          <table:table-cell table:style-name="ce1" table:formula="of:=[.A4]*((100+[.$Q$18])/100)*[.$Q$15]/([.A4]+[.$Q$15])" office:value-type="float" office:value="2199.99999516">
            <text:p>2200</text:p>
          </table:table-cell>
          <table:table-cell table:style-name="ce3" table:formula="of:=2.5*(1+[.C$3]/([.$B4]*[.$Q$2]/([.$B4]+[.$Q$2])))" office:value-type="float" office:value="5.00000000544555">
            <text:p>5,000</text:p>
          </table:table-cell>
          <table:table-cell table:style-name="ce3" table:formula="of:=2.5*(1+[.D$3]/([.$B4]*[.$Q$2]/([.$B4]+[.$Q$2])))" office:value-type="float" office:value="5.89686099394619">
            <text:p>5,897</text:p>
          </table:table-cell>
          <table:table-cell table:style-name="ce3" table:formula="of:=2.5*(1+[.E$3]/([.$B4]*[.$Q$2]/([.$B4]+[.$Q$2])))" office:value-type="float" office:value="6.23152710172414">
            <text:p>6,232</text:p>
          </table:table-cell>
          <table:table-cell table:style-name="ce3" table:formula="of:=2.5*(1+[.F$3]/([.$B4]*[.$Q$2]/([.$B4]+[.$Q$2])))" office:value-type="float" office:value="6.89816883494864">
            <text:p>6,898</text:p>
          </table:table-cell>
          <table:table-cell table:style-name="ce3" table:formula="of:=2.5*(1+[.G$3]/([.$B4]*[.$Q$2]/([.$B4]+[.$Q$2])))" office:value-type="float" office:value="7.78148643785047">
            <text:p>7,781</text:p>
          </table:table-cell>
          <table:table-cell table:style-name="ce3" table:formula="of:=2.5*(1+[.H$3]/([.$B4]*[.$Q$2]/([.$B4]+[.$Q$2])))" office:value-type="float" office:value="8.76773051010638">
            <text:p>8,768</text:p>
          </table:table-cell>
          <table:table-cell table:style-name="ce3" table:formula="of:=2.5*(1+[.I$3]/([.$B4]*[.$Q$2]/([.$B4]+[.$Q$2])))" office:value-type="float" office:value="10.0705467537037">
            <text:p>10,071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table:style-name="ce1" table:formula="of:=[.A5]*((100+[.$Q$18])/100)*[.$Q$15]/([.A5]+[.$Q$15])" office:value-type="float" office:value="2999.999991">
            <text:p>3000</text:p>
          </table:table-cell>
          <table:table-cell table:style-name="ce3" table:formula="of:=2.5*(1+[.C$3]/([.$B5]*[.$Q$2]/([.$B5]+[.$Q$2])))" office:value-type="float" office:value="4.33993399884488">
            <text:p>4,340</text:p>
          </table:table-cell>
          <table:table-cell table:style-name="ce3" table:formula="of:=2.5*(1+[.D$3]/([.$B5]*[.$Q$2]/([.$B5]+[.$Q$2])))" office:value-type="float" office:value="5.0000000073991">
            <text:p>5,000</text:p>
          </table:table-cell>
          <table:table-cell table:style-name="ce3" table:formula="of:=2.5*(1+[.E$3]/([.$B5]*[.$Q$2]/([.$B5]+[.$Q$2])))" office:value-type="float" office:value="5.24630542684729">
            <text:p>5,246</text:p>
          </table:table-cell>
          <table:table-cell table:style-name="ce3" table:formula="of:=2.5*(1+[.F$3]/([.$B5]*[.$Q$2]/([.$B5]+[.$Q$2])))" office:value-type="float" office:value="5.73693614178205">
            <text:p>5,737</text:p>
          </table:table-cell>
          <table:table-cell table:style-name="ce3" table:formula="of:=2.5*(1+[.G$3]/([.$B5]*[.$Q$2]/([.$B5]+[.$Q$2])))" office:value-type="float" office:value="6.38703457610889">
            <text:p>6,387</text:p>
          </table:table-cell>
          <table:table-cell table:style-name="ce3" table:formula="of:=2.5*(1+[.H$3]/([.$B5]*[.$Q$2]/([.$B5]+[.$Q$2])))" office:value-type="float" office:value="7.11288417440898">
            <text:p>7,113</text:p>
          </table:table-cell>
          <table:table-cell table:style-name="ce3" table:formula="of:=2.5*(1+[.I$3]/([.$B5]*[.$Q$2]/([.$B5]+[.$Q$2])))" office:value-type="float" office:value="8.07172253265726">
            <text:p>8,072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table:style-name="ce1" table:formula="of:=[.A6]*((100+[.$Q$18])/100)*[.$Q$15]/([.A6]+[.$Q$15])" office:value-type="float" office:value="3299.99998911">
            <text:p>3300</text:p>
          </table:table-cell>
          <table:table-cell table:style-name="ce3" table:formula="of:=2.5*(1+[.C$3]/([.$B6]*[.$Q$2]/([.$B6]+[.$Q$2])))" office:value-type="float" office:value="4.17491749719472">
            <text:p>4,175</text:p>
          </table:table-cell>
          <table:table-cell table:style-name="ce3" table:formula="of:=2.5*(1+[.D$3]/([.$B6]*[.$Q$2]/([.$B6]+[.$Q$2])))" office:value-type="float" office:value="4.77578476076233">
            <text:p>4,776</text:p>
          </table:table-cell>
          <table:table-cell table:style-name="ce3" table:formula="of:=2.5*(1+[.E$3]/([.$B6]*[.$Q$2]/([.$B6]+[.$Q$2])))" office:value-type="float" office:value="5.00000000812808">
            <text:p>5,000</text:p>
          </table:table-cell>
          <table:table-cell table:style-name="ce4" table:formula="of:=2.5*(1+[.F$3]/([.$B6]*[.$Q$2]/([.$B6]+[.$Q$2])))" office:value-type="float" office:value="5.4466279684904">
            <text:p>5,447</text:p>
          </table:table-cell>
          <table:table-cell table:style-name="ce3" table:formula="of:=2.5*(1+[.G$3]/([.$B6]*[.$Q$2]/([.$B6]+[.$Q$2])))" office:value-type="float" office:value="6.03842161067349">
            <text:p>6,038</text:p>
          </table:table-cell>
          <table:table-cell table:style-name="ce3" table:formula="of:=2.5*(1+[.H$3]/([.$B6]*[.$Q$2]/([.$B6]+[.$Q$2])))" office:value-type="float" office:value="6.69917259048463">
            <text:p>6,699</text:p>
          </table:table-cell>
          <table:table-cell table:style-name="ce3" table:formula="of:=2.5*(1+[.I$3]/([.$B6]*[.$Q$2]/([.$B6]+[.$Q$2])))" office:value-type="float" office:value="7.57201647739565">
            <text:p>7,572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table:style-name="ce1" table:formula="of:=[.A7]*((100+[.$Q$18])/100)*[.$Q$15]/([.A7]+[.$Q$15])" office:value-type="float" office:value="3899.99998479">
            <text:p>3900</text:p>
          </table:table-cell>
          <table:table-cell table:style-name="ce3" table:formula="of:=2.5*(1+[.C$3]/([.$B7]*[.$Q$2]/([.$B7]+[.$Q$2])))" office:value-type="float" office:value="3.92104595619447">
            <text:p>3,921</text:p>
          </table:table-cell>
          <table:table-cell table:style-name="ce3" table:formula="of:=2.5*(1+[.D$3]/([.$B7]*[.$Q$2]/([.$B7]+[.$Q$2])))" office:value-type="float" office:value="4.43083822747499">
            <text:p>4,431</text:p>
          </table:table-cell>
          <table:table-cell table:style-name="ce3" table:formula="of:=2.5*(1+[.E$3]/([.$B7]*[.$Q$2]/([.$B7]+[.$Q$2])))" office:value-type="float" office:value="4.62106859471391">
            <text:p>4,621</text:p>
          </table:table-cell>
          <table:table-cell table:style-name="ce3" table:formula="of:=2.5*(1+[.F$3]/([.$B7]*[.$Q$2]/([.$B7]+[.$Q$2])))" office:value-type="float" office:value="5.00000000958017">
            <text:p>5,000</text:p>
          </table:table-cell>
          <table:table-cell table:style-name="ce3" table:formula="of:=2.5*(1+[.G$3]/([.$B7]*[.$Q$2]/([.$B7]+[.$Q$2])))" office:value-type="float" office:value="5.50209397154211">
            <text:p>5,502</text:p>
          </table:table-cell>
          <table:table-cell table:style-name="ce3" table:formula="of:=2.5*(1+[.H$3]/([.$B7]*[.$Q$2]/([.$B7]+[.$Q$2])))" office:value-type="float" office:value="6.06269323060102">
            <text:p>6,063</text:p>
          </table:table-cell>
          <table:table-cell table:style-name="ce3" table:formula="of:=2.5*(1+[.I$3]/([.$B7]*[.$Q$2]/([.$B7]+[.$Q$2])))" office:value-type="float" office:value="6.80323793083933">
            <text:p>6,803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4700">
            <text:p>4700</text:p>
          </table:table-cell>
          <table:table-cell table:style-name="ce1" table:formula="of:=[.A8]*((100+[.$Q$18])/100)*[.$Q$15]/([.A8]+[.$Q$15])" office:value-type="float" office:value="4699.99997791">
            <text:p>4700</text:p>
          </table:table-cell>
          <table:table-cell table:style-name="ce3" table:formula="of:=2.5*(1+[.C$3]/([.$B8]*[.$Q$2]/([.$B8]+[.$Q$2])))" office:value-type="float" office:value="3.68337898164104">
            <text:p>3,683</text:p>
          </table:table-cell>
          <table:table-cell table:style-name="ce3" table:formula="of:=2.5*(1+[.D$3]/([.$B8]*[.$Q$2]/([.$B8]+[.$Q$2])))" office:value-type="float" office:value="4.1079095580145">
            <text:p>4,108</text:p>
          </table:table-cell>
          <table:table-cell table:style-name="ce3" table:formula="of:=2.5*(1+[.E$3]/([.$B8]*[.$Q$2]/([.$B8]+[.$Q$2])))" office:value-type="float" office:value="4.26632429279426">
            <text:p>4,266</text:p>
          </table:table-cell>
          <table:table-cell table:style-name="ce3" table:formula="of:=2.5*(1+[.F$3]/([.$B8]*[.$Q$2]/([.$B8]+[.$Q$2])))" office:value-type="float" office:value="4.58188021825996">
            <text:p>4,582</text:p>
          </table:table-cell>
          <table:table-cell table:style-name="ce3" table:formula="of:=2.5*(1+[.G$3]/([.$B8]*[.$Q$2]/([.$B8]+[.$Q$2])))" office:value-type="float" office:value="5.00000001150423">
            <text:p>5,000</text:p>
          </table:table-cell>
          <table:table-cell table:style-name="ce3" table:formula="of:=2.5*(1+[.H$3]/([.$B8]*[.$Q$2]/([.$B8]+[.$Q$2])))" office:value-type="float" office:value="5.46684021283763">
            <text:p>5,467</text:p>
          </table:table-cell>
          <table:table-cell table:style-name="ce3" table:formula="of:=2.5*(1+[.I$3]/([.$B8]*[.$Q$2]/([.$B8]+[.$Q$2])))" office:value-type="float" office:value="6.08353035533979">
            <text:p>6,084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5600">
            <text:p>5600</text:p>
          </table:table-cell>
          <table:table-cell table:style-name="ce1" table:formula="of:=[.A9]*((100+[.$Q$18])/100)*[.$Q$15]/([.A9]+[.$Q$15])" office:value-type="float" office:value="5599.99996864">
            <text:p>5600</text:p>
          </table:table-cell>
          <table:table-cell table:style-name="ce3" table:formula="of:=2.5*(1+[.C$3]/([.$B9]*[.$Q$2]/([.$B9]+[.$Q$2])))" office:value-type="float" office:value="3.49717115113154">
            <text:p>3,497</text:p>
          </table:table-cell>
          <table:table-cell table:style-name="ce3" table:formula="of:=2.5*(1+[.D$3]/([.$B9]*[.$Q$2]/([.$B9]+[.$Q$2])))" office:value-type="float" office:value="3.85490071207559">
            <text:p>3,855</text:p>
          </table:table-cell>
          <table:table-cell table:style-name="ce3" table:formula="of:=2.5*(1+[.E$3]/([.$B9]*[.$Q$2]/([.$B9]+[.$Q$2])))" office:value-type="float" office:value="3.98838846695989">
            <text:p>3,988</text:p>
          </table:table-cell>
          <table:table-cell table:style-name="ce3" table:formula="of:=2.5*(1+[.F$3]/([.$B9]*[.$Q$2]/([.$B9]+[.$Q$2])))" office:value-type="float" office:value="4.25429082818541">
            <text:p>4,254</text:p>
          </table:table-cell>
          <table:table-cell table:style-name="ce3" table:formula="of:=2.5*(1+[.G$3]/([.$B9]*[.$Q$2]/([.$B9]+[.$Q$2])))" office:value-type="float" office:value="4.60661835977812">
            <text:p>4,607</text:p>
          </table:table-cell>
          <table:table-cell table:style-name="ce3" table:formula="of:=2.5*(1+[.H$3]/([.$B9]*[.$Q$2]/([.$B9]+[.$Q$2])))" office:value-type="float" office:value="5.00000001365248">
            <text:p>5,000</text:p>
          </table:table-cell>
          <table:table-cell table:style-name="ce3" table:formula="of:=2.5*(1+[.I$3]/([.$B9]*[.$Q$2]/([.$B9]+[.$Q$2])))" office:value-type="float" office:value="5.51965232185689">
            <text:p>5,520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6800">
            <text:p>6800</text:p>
          </table:table-cell>
          <table:table-cell table:style-name="ce1" table:formula="of:=[.A10]*((100+[.$Q$18])/100)*[.$Q$15]/([.A10]+[.$Q$15])" office:value-type="float" office:value="6799.99995376">
            <text:p>6800</text:p>
          </table:table-cell>
          <table:table-cell table:style-name="ce3" table:formula="of:=2.5*(1+[.C$3]/([.$B10]*[.$Q$2]/([.$B10]+[.$Q$2])))" office:value-type="float" office:value="3.32556785634828">
            <text:p>3,326</text:p>
          </table:table-cell>
          <table:table-cell table:style-name="ce3" table:formula="of:=2.5*(1+[.D$3]/([.$B10]*[.$Q$2]/([.$B10]+[.$Q$2])))" office:value-type="float" office:value="3.62173569719071">
            <text:p>3,622</text:p>
          </table:table-cell>
          <table:table-cell table:style-name="ce3" table:formula="of:=2.5*(1+[.E$3]/([.$B10]*[.$Q$2]/([.$B10]+[.$Q$2])))" office:value-type="float" office:value="3.73225152942625">
            <text:p>3,732</text:p>
          </table:table-cell>
          <table:table-cell table:style-name="ce3" table:formula="of:=2.5*(1+[.F$3]/([.$B10]*[.$Q$2]/([.$B10]+[.$Q$2])))" office:value-type="float" office:value="3.95239472360691">
            <text:p>3,952</text:p>
          </table:table-cell>
          <table:table-cell table:style-name="ce3" table:formula="of:=2.5*(1+[.G$3]/([.$B10]*[.$Q$2]/([.$B10]+[.$Q$2])))" office:value-type="float" office:value="4.24409017093249">
            <text:p>4,244</text:p>
          </table:table-cell>
          <table:table-cell table:style-name="ce3" table:formula="of:=2.5*(1+[.H$3]/([.$B10]*[.$Q$2]/([.$B10]+[.$Q$2])))" office:value-type="float" office:value="4.56977473205048">
            <text:p>4,570</text:p>
          </table:table-cell>
          <table:table-cell table:style-name="ce3" table:formula="of:=2.5*(1+[.I$3]/([.$B10]*[.$Q$2]/([.$B10]+[.$Q$2])))" office:value-type="float" office:value="5.0000000164903">
            <text:p>5,000</text:p>
          </table:table-cell>
          <table:table-cell table:style-name="Default"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office:value-type="float" office:value="8200">
            <text:p>8200</text:p>
          </table:table-cell>
          <table:table-cell table:style-name="ce1" table:formula="of:=[.A11]*((100+[.$Q$18])/100)*[.$Q$15]/([.A11]+[.$Q$15])" office:value-type="float" office:value="8199.99993276">
            <text:p>8200</text:p>
          </table:table-cell>
          <table:table-cell table:style-name="ce3" table:formula="of:=2.5*(1+[.C$3]/([.$B11]*[.$Q$2]/([.$B11]+[.$Q$2])))" office:value-type="float" office:value="3.1888432800169">
            <text:p>3,189</text:p>
          </table:table-cell>
          <table:table-cell table:style-name="ce3" table:formula="of:=2.5*(1+[.D$3]/([.$B11]*[.$Q$2]/([.$B11]+[.$Q$2])))" office:value-type="float" office:value="3.43596194549382">
            <text:p>3,436</text:p>
          </table:table-cell>
          <table:table-cell table:style-name="ce3" table:formula="of:=2.5*(1+[.E$3]/([.$B11]*[.$Q$2]/([.$B11]+[.$Q$2])))" office:value-type="float" office:value="3.52817494504986">
            <text:p>3,528</text:p>
          </table:table-cell>
          <table:table-cell table:style-name="ce3" table:formula="of:=2.5*(1+[.F$3]/([.$B11]*[.$Q$2]/([.$B11]+[.$Q$2])))" office:value-type="float" office:value="3.71185961589396">
            <text:p>3,712</text:p>
          </table:table-cell>
          <table:table-cell table:style-name="ce3" table:formula="of:=2.5*(1+[.G$3]/([.$B11]*[.$Q$2]/([.$B11]+[.$Q$2])))" office:value-type="float" office:value="3.95524657331564">
            <text:p>3,955</text:p>
          </table:table-cell>
          <table:table-cell table:style-name="ce3" table:formula="of:=2.5*(1+[.H$3]/([.$B11]*[.$Q$2]/([.$B11]+[.$Q$2])))" office:value-type="float" office:value="4.22699361337571">
            <text:p>4,227</text:p>
          </table:table-cell>
          <table:table-cell table:style-name="ce3" table:formula="of:=2.5*(1+[.I$3]/([.$B11]*[.$Q$2]/([.$B11]+[.$Q$2])))" office:value-type="float" office:value="4.58596809839334">
            <text:p>4,586</text:p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"/>
          <table:table-cell table:number-columns-repeated="12"/>
        </table:table-row>
        <table:table-row table:style-name="ro1">
          <table:table-cell/>
          <table:table-cell table:style-name="Default" office:value-type="string">
            <text:p>VHI</text:p>
          </table:table-cell>
          <table:table-cell table:number-columns-repeated="4"/>
          <table:table-cell table:style-name="ce5"/>
          <table:table-cell table:number-columns-repeated="12"/>
        </table:table-row>
        <table:table-row table:style-name="ro2">
          <table:table-cell/>
          <table:table-cell table:style-name="ce1" table:formula="of:=[.A4]*((100+[.$Q$18])/100)*[.$Q$15]/([.A4]+[.$Q$15])" office:value-type="float" office:value="2199.99999516">
            <text:p>2200</text:p>
          </table:table-cell>
          <table:table-cell table:style-name="ce3" table:formula="of:=2.5*(1+([.C$3]*[.$Q$2]/([.C$3]+[.$Q$2]))/[.$B4])" office:value-type="float" office:value="4.95098039754902">
            <text:p>4,951</text:p>
          </table:table-cell>
          <table:table-cell table:style-name="ce3" table:formula="of:=2.5*(1+([.D$3]*[.$Q$2]/([.D$3]+[.$Q$2]))/[.$B4])" office:value-type="float" office:value="5.81858407809735">
            <text:p>5,819</text:p>
          </table:table-cell>
          <table:table-cell table:style-name="ce3" table:formula="of:=2.5*(1+([.E$3]*[.$Q$2]/([.E$3]+[.$Q$2]))/[.$B4])" office:value-type="float" office:value="6.14077670703884">
            <text:p>6,141</text:p>
          </table:table-cell>
          <table:table-cell table:style-name="ce3" table:formula="of:=2.5*(1+([.F$3]*[.$Q$2]/([.F$3]+[.$Q$2]))/[.$B4])" office:value-type="float" office:value="6.7800702464662">
            <text:p>6,780</text:p>
          </table:table-cell>
          <table:table-cell table:style-name="ce3" table:formula="of:=2.5*(1+([.G$3]*[.$Q$2]/([.G$3]+[.$Q$2]))/[.$B4])" office:value-type="float" office:value="7.62205755268091">
            <text:p>7,622</text:p>
          </table:table-cell>
          <table:table-cell table:style-name="ce3" table:formula="of:=2.5*(1+([.H$3]*[.$Q$2]/([.H$3]+[.$Q$2]))/[.$B4])" office:value-type="float" office:value="8.55536333512111">
            <text:p>8,555</text:p>
          </table:table-cell>
          <table:table-cell table:style-name="ce3" table:formula="of:=2.5*(1+([.I$3]*[.$Q$2]/([.I$3]+[.$Q$2]))/[.$B4])" office:value-type="float" office:value="9.77739727628425">
            <text:p>9,777</text:p>
          </table:table-cell>
          <table:table-cell table:number-columns-repeated="6"/>
          <table:table-cell office:value-type="string">
            <text:p>R2</text:p>
          </table:table-cell>
          <table:table-cell table:style-name="ce2" office:value-type="float" office:value="220000">
            <text:p>220000,000</text:p>
          </table:table-cell>
          <table:table-cell/>
          <table:table-cell office:value-type="string">
            <text:p>parallel</text:p>
          </table:table-cell>
        </table:table-row>
        <table:table-row table:style-name="ro1">
          <table:table-cell/>
          <table:table-cell table:style-name="ce1" table:formula="of:=[.A5]*((100+[.$Q$18])/100)*[.$Q$15]/([.A5]+[.$Q$15])" office:value-type="float" office:value="2999.999991">
            <text:p>3000</text:p>
          </table:table-cell>
          <table:table-cell table:style-name="ce3" table:formula="of:=2.5*(1+([.C$3]*[.$Q$2]/([.C$3]+[.$Q$2]))/[.$B5])" office:value-type="float" office:value="4.29738562630719">
            <text:p>4,297</text:p>
          </table:table-cell>
          <table:table-cell table:style-name="ce3" table:formula="of:=2.5*(1+([.D$3]*[.$Q$2]/([.D$3]+[.$Q$2]))/[.$B5])" office:value-type="float" office:value="4.93362832588496">
            <text:p>4,934</text:p>
          </table:table-cell>
          <table:table-cell table:style-name="ce3" table:formula="of:=2.5*(1+([.E$3]*[.$Q$2]/([.E$3]+[.$Q$2]))/[.$B5])" office:value-type="float" office:value="5.16990292063107">
            <text:p>5,170</text:p>
          </table:table-cell>
          <table:table-cell table:style-name="ce3" table:formula="of:=2.5*(1+([.F$3]*[.$Q$2]/([.F$3]+[.$Q$2]))/[.$B5])" office:value-type="float" office:value="5.63871818325285">
            <text:p>5,639</text:p>
          </table:table-cell>
          <table:table-cell table:style-name="ce3" table:formula="of:=2.5*(1+([.G$3]*[.$Q$2]/([.G$3]+[.$Q$2]))/[.$B5])" office:value-type="float" office:value="6.25617554163761">
            <text:p>6,256</text:p>
          </table:table-cell>
          <table:table-cell table:style-name="ce3" table:formula="of:=2.5*(1+([.H$3]*[.$Q$2]/([.H$3]+[.$Q$2]))/[.$B5])" office:value-type="float" office:value="6.94059978264129">
            <text:p>6,941</text:p>
          </table:table-cell>
          <table:table-cell table:style-name="ce3" table:formula="of:=2.5*(1+([.I$3]*[.$Q$2]/([.I$3]+[.$Q$2]))/[.$B5])" office:value-type="float" office:value="7.83675800687785">
            <text:p>7,837</text:p>
          </table:table-cell>
          <table:table-cell table:number-columns-repeated="6"/>
          <table:table-cell office:value-type="string">
            <text:p>R4</text:p>
          </table:table-cell>
          <table:table-cell table:style-name="ce2" office:value-type="float" office:value="1000000000000">
            <text:p>1000000000000,00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A6]*((100+[.$Q$18])/100)*[.$Q$15]/([.A6]+[.$Q$15])" office:value-type="float" office:value="3299.99998911">
            <text:p>3300</text:p>
          </table:table-cell>
          <table:table-cell table:style-name="ce3" table:formula="of:=2.5*(1+([.C$3]*[.$Q$2]/([.C$3]+[.$Q$2]))/[.$B6])" office:value-type="float" office:value="4.13398693349673">
            <text:p>4,134</text:p>
          </table:table-cell>
          <table:table-cell table:style-name="ce3" table:formula="of:=2.5*(1+([.D$3]*[.$Q$2]/([.D$3]+[.$Q$2]))/[.$B6])" office:value-type="float" office:value="4.71238938783186">
            <text:p>4,712</text:p>
          </table:table-cell>
          <table:table-cell table:style-name="ce3" table:formula="of:=2.5*(1+([.E$3]*[.$Q$2]/([.E$3]+[.$Q$2]))/[.$B6])" office:value-type="float" office:value="4.92718447402913">
            <text:p>4,927</text:p>
          </table:table-cell>
          <table:table-cell table:style-name="ce4" table:formula="of:=2.5*(1+([.F$3]*[.$Q$2]/([.F$3]+[.$Q$2]))/[.$B6])" office:value-type="float" office:value="5.35338016744952">
            <text:p>5,353</text:p>
          </table:table-cell>
          <table:table-cell table:style-name="ce3" table:formula="of:=2.5*(1+([.G$3]*[.$Q$2]/([.G$3]+[.$Q$2]))/[.$B6])" office:value-type="float" office:value="5.91470503887678">
            <text:p>5,915</text:p>
          </table:table-cell>
          <table:table-cell table:style-name="ce3" table:formula="of:=2.5*(1+([.H$3]*[.$Q$2]/([.H$3]+[.$Q$2]))/[.$B6])" office:value-type="float" office:value="6.53690889452134">
            <text:p>6,537</text:p>
          </table:table-cell>
          <table:table-cell table:style-name="ce3" table:formula="of:=2.5*(1+([.I$3]*[.$Q$2]/([.I$3]+[.$Q$2]))/[.$B6])" office:value-type="float" office:value="7.35159818952626">
            <text:p>7,352</text:p>
          </table:table-cell>
          <table:table-cell table:number-columns-repeated="10"/>
        </table:table-row>
        <table:table-row table:style-name="ro2">
          <table:table-cell/>
          <table:table-cell table:style-name="ce1" table:formula="of:=[.A7]*((100+[.$Q$18])/100)*[.$Q$15]/([.A7]+[.$Q$15])" office:value-type="float" office:value="3899.99998479">
            <text:p>3900</text:p>
          </table:table-cell>
          <table:table-cell table:style-name="ce3" table:formula="of:=2.5*(1+([.C$3]*[.$Q$2]/([.C$3]+[.$Q$2]))/[.$B7])" office:value-type="float" office:value="3.88260432917295">
            <text:p>3,883</text:p>
          </table:table-cell>
          <table:table-cell table:style-name="ce3" table:formula="of:=2.5*(1+([.D$3]*[.$Q$2]/([.D$3]+[.$Q$2]))/[.$B7])" office:value-type="float" office:value="4.37202179082709">
            <text:p>4,372</text:p>
          </table:table-cell>
          <table:table-cell table:style-name="ce3" table:formula="of:=2.5*(1+([.E$3]*[.$Q$2]/([.E$3]+[.$Q$2]))/[.$B7])" office:value-type="float" office:value="4.55377147925691">
            <text:p>4,554</text:p>
          </table:table-cell>
          <table:table-cell table:style-name="ce3" table:formula="of:=2.5*(1+([.F$3]*[.$Q$2]/([.F$3]+[.$Q$2]))/[.$B7])" office:value-type="float" office:value="4.91439860467515">
            <text:p>4,914</text:p>
          </table:table-cell>
          <table:table-cell table:style-name="ce3" table:formula="of:=2.5*(1+([.G$3]*[.$Q$2]/([.G$3]+[.$Q$2]))/[.$B7])" office:value-type="float" office:value="5.38936580386013">
            <text:p>5,389</text:p>
          </table:table-cell>
          <table:table-cell table:style-name="ce3" table:formula="of:=2.5*(1+([.H$3]*[.$Q$2]/([.H$3]+[.$Q$2]))/[.$B7])" office:value-type="float" office:value="5.91584598972141">
            <text:p>5,916</text:p>
          </table:table-cell>
          <table:table-cell table:style-name="ce3" table:formula="of:=2.5*(1+([.I$3]*[.$Q$2]/([.I$3]+[.$Q$2]))/[.$B7])" office:value-type="float" office:value="6.6051984705238">
            <text:p>6,605</text:p>
          </table:table-cell>
          <table:table-cell table:number-columns-repeated="6"/>
          <table:table-cell office:value-type="string">
            <text:p>percent R1</text:p>
          </table:table-cell>
          <table:table-cell table:style-name="ce6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" table:formula="of:=[.A8]*((100+[.$Q$18])/100)*[.$Q$15]/([.A8]+[.$Q$15])" office:value-type="float" office:value="4699.99997791">
            <text:p>4700</text:p>
          </table:table-cell>
          <table:table-cell table:style-name="ce3" table:formula="of:=2.5*(1+([.C$3]*[.$Q$2]/([.C$3]+[.$Q$2]))/[.$B8])" office:value-type="float" office:value="3.6472674229975">
            <text:p>3,647</text:p>
          </table:table-cell>
          <table:table-cell table:style-name="ce3" table:formula="of:=2.5*(1+([.D$3]*[.$Q$2]/([.D$3]+[.$Q$2]))/[.$B8])" office:value-type="float" office:value="4.0533797851205">
            <text:p>4,053</text:p>
          </table:table-cell>
          <table:table-cell table:style-name="ce3" table:formula="of:=2.5*(1+([.E$3]*[.$Q$2]/([.E$3]+[.$Q$2]))/[.$B8])" office:value-type="float" office:value="4.20419335649143">
            <text:p>4,204</text:p>
          </table:table-cell>
          <table:table-cell table:style-name="ce3" table:formula="of:=2.5*(1+([.F$3]*[.$Q$2]/([.F$3]+[.$Q$2]))/[.$B8])" office:value-type="float" office:value="4.50343714165235">
            <text:p>4,503</text:p>
          </table:table-cell>
          <table:table-cell table:style-name="ce3" table:formula="of:=2.5*(1+([.G$3]*[.$Q$2]/([.G$3]+[.$Q$2]))/[.$B8])" office:value-type="float" office:value="4.89755886044028">
            <text:p>4,898</text:p>
          </table:table-cell>
          <table:table-cell table:style-name="ce3" table:formula="of:=2.5*(1+([.H$3]*[.$Q$2]/([.H$3]+[.$Q$2]))/[.$B8])" office:value-type="float" office:value="5.33442539799382">
            <text:p>5,334</text:p>
          </table:table-cell>
          <table:table-cell table:style-name="ce3" table:formula="of:=2.5*(1+([.I$3]*[.$Q$2]/([.I$3]+[.$Q$2]))/[.$B8])" office:value-type="float" office:value="5.90644128677681">
            <text:p>5,906</text:p>
          </table:table-cell>
          <table:table-cell table:number-columns-repeated="6"/>
          <table:table-cell office:value-type="string">
            <text:p>percent R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[.A9]*((100+[.$Q$18])/100)*[.$Q$15]/([.A9]+[.$Q$15])" office:value-type="float" office:value="5599.99996864">
            <text:p>5600</text:p>
          </table:table-cell>
          <table:table-cell table:style-name="ce3" table:formula="of:=2.5*(1+([.C$3]*[.$Q$2]/([.C$3]+[.$Q$2]))/[.$B9])" office:value-type="float" office:value="3.46288515945378">
            <text:p>3,463</text:p>
          </table:table-cell>
          <table:table-cell table:style-name="ce3" table:formula="of:=2.5*(1+([.D$3]*[.$Q$2]/([.D$3]+[.$Q$2]))/[.$B9])" office:value-type="float" office:value="3.80372946368521">
            <text:p>3,804</text:p>
          </table:table-cell>
          <table:table-cell table:style-name="ce3" table:formula="of:=2.5*(1+([.E$3]*[.$Q$2]/([.E$3]+[.$Q$2]))/[.$B9])" office:value-type="float" office:value="3.93030513977115">
            <text:p>3,930</text:p>
          </table:table-cell>
          <table:table-cell table:style-name="ce3" table:formula="of:=2.5*(1+([.F$3]*[.$Q$2]/([.F$3]+[.$Q$2]))/[.$B9])" office:value-type="float" office:value="4.18145617397153">
            <text:p>4,181</text:p>
          </table:table-cell>
          <table:table-cell table:style-name="ce3" table:formula="of:=2.5*(1+([.G$3]*[.$Q$2]/([.G$3]+[.$Q$2]))/[.$B9])" office:value-type="float" office:value="4.51223690253768">
            <text:p>4,512</text:p>
          </table:table-cell>
          <table:table-cell table:style-name="ce3" table:formula="of:=2.5*(1+([.H$3]*[.$Q$2]/([.H$3]+[.$Q$2]))/[.$B9])" office:value-type="float" office:value="4.87889274688581">
            <text:p>4,879</text:p>
          </table:table-cell>
          <table:table-cell table:style-name="ce3" table:formula="of:=2.5*(1+([.I$3]*[.$Q$2]/([.I$3]+[.$Q$2]))/[.$B9])" office:value-type="float" office:value="5.35897751111791">
            <text:p>5,359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A10]*((100+[.$Q$18])/100)*[.$Q$15]/([.A10]+[.$Q$15])" office:value-type="float" office:value="6799.99995376">
            <text:p>6800</text:p>
          </table:table-cell>
          <table:table-cell table:style-name="ce3" table:formula="of:=2.5*(1+([.C$3]*[.$Q$2]/([.C$3]+[.$Q$2]))/[.$B10])" office:value-type="float" office:value="3.29296424991349">
            <text:p>3,293</text:p>
          </table:table-cell>
          <table:table-cell table:style-name="ce3" table:formula="of:=2.5*(1+([.D$3]*[.$Q$2]/([.D$3]+[.$Q$2]))/[.$B10])" office:value-type="float" office:value="3.57365955961739">
            <text:p>3,574</text:p>
          </table:table-cell>
          <table:table-cell table:style-name="ce3" table:formula="of:=2.5*(1+([.E$3]*[.$Q$2]/([.E$3]+[.$Q$2]))/[.$B10])" office:value-type="float" office:value="3.67789835181325">
            <text:p>3,678</text:p>
          </table:table-cell>
          <table:table-cell table:style-name="ce3" table:formula="of:=2.5*(1+([.F$3]*[.$Q$2]/([.F$3]+[.$Q$2]))/[.$B10])" office:value-type="float" office:value="3.88472861552058">
            <text:p>3,885</text:p>
          </table:table-cell>
          <table:table-cell table:style-name="ce3" table:formula="of:=2.5*(1+([.G$3]*[.$Q$2]/([.G$3]+[.$Q$2]))/[.$B10])" office:value-type="float" office:value="4.15713627466665">
            <text:p>4,157</text:p>
          </table:table-cell>
          <table:table-cell table:style-name="ce3" table:formula="of:=2.5*(1+([.H$3]*[.$Q$2]/([.H$3]+[.$Q$2]))/[.$B10])" office:value-type="float" office:value="4.4590881468451">
            <text:p>4,459</text:p>
          </table:table-cell>
          <table:table-cell table:style-name="ce3" table:formula="of:=2.5*(1+([.I$3]*[.$Q$2]/([.I$3]+[.$Q$2]))/[.$B10])" office:value-type="float" office:value="4.85445207080479">
            <text:p>4,854</text:p>
          </table:table-cell>
          <table:table-cell table:number-columns-repeated="10"/>
        </table:table-row>
        <table:table-row table:style-name="ro1">
          <table:table-cell/>
          <table:table-cell table:style-name="ce1" table:formula="of:=[.A11]*((100+[.$Q$18])/100)*[.$Q$15]/([.A11]+[.$Q$15])" office:value-type="float" office:value="8199.99993276">
            <text:p>8200</text:p>
          </table:table-cell>
          <table:table-cell table:style-name="ce3" table:formula="of:=2.5*(1+([.C$3]*[.$Q$2]/([.C$3]+[.$Q$2]))/[.$B11])" office:value-type="float" office:value="3.15758011060497">
            <text:p>3,158</text:p>
          </table:table-cell>
          <table:table-cell table:style-name="ce3" table:formula="of:=2.5*(1+([.D$3]*[.$Q$2]/([.D$3]+[.$Q$2]))/[.$B11])" office:value-type="float" office:value="3.39035183117311">
            <text:p>3,390</text:p>
          </table:table-cell>
          <table:table-cell table:style-name="ce3" table:formula="of:=2.5*(1+([.E$3]*[.$Q$2]/([.E$3]+[.$Q$2]))/[.$B11])" office:value-type="float" office:value="3.47679375652972">
            <text:p>3,477</text:p>
          </table:table-cell>
          <table:table-cell table:style-name="ce3" table:formula="of:=2.5*(1+([.F$3]*[.$Q$2]/([.F$3]+[.$Q$2]))/[.$B11])" office:value-type="float" office:value="3.64831153642958">
            <text:p>3,648</text:p>
          </table:table-cell>
          <table:table-cell table:style-name="ce3" table:formula="of:=2.5*(1+([.G$3]*[.$Q$2]/([.G$3]+[.$Q$2]))/[.$B11])" office:value-type="float" office:value="3.87421057115965">
            <text:p>3,874</text:p>
          </table:table-cell>
          <table:table-cell table:style-name="ce3" table:formula="of:=2.5*(1+([.H$3]*[.$Q$2]/([.H$3]+[.$Q$2]))/[.$B11])" office:value-type="float" office:value="4.12460968502405">
            <text:p>4,125</text:p>
          </table:table-cell>
          <table:table-cell table:style-name="ce3" table:formula="of:=2.5*(1+([.I$3]*[.$Q$2]/([.I$3]+[.$Q$2]))/[.$B11])" office:value-type="float" office:value="4.45247245169354">
            <text:p>4,45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4]-[.C14]" office:value-type="float" office:value="0.0490196078965255">
            <text:p>0,049</text:p>
          </table:table-cell>
          <table:table-cell table:formula="of:=[.D4]-[.D14]" office:value-type="float" office:value="0.0782769158488428">
            <text:p>0,078</text:p>
          </table:table-cell>
          <table:table-cell table:formula="of:=[.E4]-[.E14]" office:value-type="float" office:value="0.0907503946853039">
            <text:p>0,091</text:p>
          </table:table-cell>
          <table:table-cell table:formula="of:=[.F4]-[.F14]" office:value-type="float" office:value="0.11809858848244">
            <text:p>0,118</text:p>
          </table:table-cell>
          <table:table-cell table:formula="of:=[.G4]-[.G14]" office:value-type="float" office:value="0.159428885169561">
            <text:p>0,159</text:p>
          </table:table-cell>
          <table:table-cell table:formula="of:=[.H4]-[.H14]" office:value-type="float" office:value="0.212367174985276">
            <text:p>0,212</text:p>
          </table:table-cell>
          <table:table-cell table:formula="of:=[.I4]-[.I14]" office:value-type="float" office:value="0.293149477419458">
            <text:p>0,293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5]-[.C15]" office:value-type="float" office:value="0.0425483725376949">
            <text:p>0,043</text:p>
          </table:table-cell>
          <table:table-cell table:formula="of:=[.D5]-[.D15]" office:value-type="float" office:value="0.0663716815141484">
            <text:p>0,066</text:p>
          </table:table-cell>
          <table:table-cell table:formula="of:=[.E5]-[.E15]" office:value-type="float" office:value="0.0764025062162235">
            <text:p>0,076</text:p>
          </table:table-cell>
          <table:table-cell table:formula="of:=[.F5]-[.F15]" office:value-type="float" office:value="0.098217958529192">
            <text:p>0,098</text:p>
          </table:table-cell>
          <table:table-cell table:formula="of:=[.G5]-[.G15]" office:value-type="float" office:value="0.13085903447128">
            <text:p>0,131</text:p>
          </table:table-cell>
          <table:table-cell table:formula="of:=[.H5]-[.H15]" office:value-type="float" office:value="0.172284391767692">
            <text:p>0,172</text:p>
          </table:table-cell>
          <table:table-cell table:formula="of:=[.I5]-[.I15]" office:value-type="float" office:value="0.234964525779407">
            <text:p>0,2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6]-[.C16]" office:value-type="float" office:value="0.0409305636979873">
            <text:p>0,041</text:p>
          </table:table-cell>
          <table:table-cell table:formula="of:=[.D6]-[.D16]" office:value-type="float" office:value="0.063395372930473">
            <text:p>0,063</text:p>
          </table:table-cell>
          <table:table-cell table:formula="of:=[.E6]-[.E16]" office:value-type="float" office:value="0.072815534098952">
            <text:p>0,073</text:p>
          </table:table-cell>
          <table:table-cell table:style-name="ce4" table:formula="of:=[.F6]-[.F16]" office:value-type="float" office:value="0.0932478010408806">
            <text:p>0,093</text:p>
          </table:table-cell>
          <table:table-cell table:formula="of:=[.G6]-[.G16]" office:value-type="float" office:value="0.12371657179671">
            <text:p>0,124</text:p>
          </table:table-cell>
          <table:table-cell table:formula="of:=[.H6]-[.H16]" office:value-type="float" office:value="0.162263695963295">
            <text:p>0,162</text:p>
          </table:table-cell>
          <table:table-cell table:formula="of:=[.I6]-[.I16]" office:value-type="float" office:value="0.220418287869394">
            <text:p>0,22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7]-[.C17]" office:value-type="float" office:value="0.0384416270215135">
            <text:p>0,038</text:p>
          </table:table-cell>
          <table:table-cell table:formula="of:=[.D7]-[.D17]" office:value-type="float" office:value="0.0588164366478985">
            <text:p>0,059</text:p>
          </table:table-cell>
          <table:table-cell table:formula="of:=[.E7]-[.E17]" office:value-type="float" office:value="0.0672971154569986">
            <text:p>0,067</text:p>
          </table:table-cell>
          <table:table-cell table:formula="of:=[.F7]-[.F17]" office:value-type="float" office:value="0.0856014049050158">
            <text:p>0,086</text:p>
          </table:table-cell>
          <table:table-cell table:formula="of:=[.G7]-[.G17]" office:value-type="float" office:value="0.112728167681987">
            <text:p>0,113</text:p>
          </table:table-cell>
          <table:table-cell table:formula="of:=[.H7]-[.H17]" office:value-type="float" office:value="0.14684724087961">
            <text:p>0,147</text:p>
          </table:table-cell>
          <table:table-cell table:formula="of:=[.I7]-[.I17]" office:value-type="float" office:value="0.198039460315528">
            <text:p>0,198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8]-[.C18]" office:value-type="float" office:value="0.0361115586435394">
            <text:p>0,036</text:p>
          </table:table-cell>
          <table:table-cell table:formula="of:=[.D8]-[.D18]" office:value-type="float" office:value="0.0545297728939973">
            <text:p>0,055</text:p>
          </table:table-cell>
          <table:table-cell table:formula="of:=[.E8]-[.E18]" office:value-type="float" office:value="0.0621309363028288">
            <text:p>0,062</text:p>
          </table:table-cell>
          <table:table-cell table:formula="of:=[.F8]-[.F18]" office:value-type="float" office:value="0.0784430766076101">
            <text:p>0,078</text:p>
          </table:table-cell>
          <table:table-cell table:formula="of:=[.G8]-[.G18]" office:value-type="float" office:value="0.102441151063949">
            <text:p>0,102</text:p>
          </table:table-cell>
          <table:table-cell table:formula="of:=[.H8]-[.H18]" office:value-type="float" office:value="0.132414814843817">
            <text:p>0,132</text:p>
          </table:table-cell>
          <table:table-cell table:formula="of:=[.I8]-[.I18]" office:value-type="float" office:value="0.177089068562974">
            <text:p>0,177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9]-[.C19]" office:value-type="float" office:value="0.0342859916777605">
            <text:p>0,034</text:p>
          </table:table-cell>
          <table:table-cell table:formula="of:=[.D9]-[.D19]" office:value-type="float" office:value="0.0511712483903843">
            <text:p>0,051</text:p>
          </table:table-cell>
          <table:table-cell table:formula="of:=[.E9]-[.E19]" office:value-type="float" office:value="0.0580833271887364">
            <text:p>0,058</text:p>
          </table:table-cell>
          <table:table-cell table:formula="of:=[.F9]-[.F19]" office:value-type="float" office:value="0.072834654213886">
            <text:p>0,073</text:p>
          </table:table-cell>
          <table:table-cell table:formula="of:=[.G9]-[.G19]" office:value-type="float" office:value="0.0943814572404405">
            <text:p>0,094</text:p>
          </table:table-cell>
          <table:table-cell table:formula="of:=[.H9]-[.H19]" office:value-type="float" office:value="0.121107266766669">
            <text:p>0,121</text:p>
          </table:table-cell>
          <table:table-cell table:formula="of:=[.I9]-[.I19]" office:value-type="float" office:value="0.160674810738984">
            <text:p>0,161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formula="of:=[.C10]-[.C20]" office:value-type="float" office:value="0.0326036064347872">
            <text:p>0,033</text:p>
          </table:table-cell>
          <table:table-cell table:formula="of:=[.D10]-[.D20]" office:value-type="float" office:value="0.0480761375733279">
            <text:p>0,048</text:p>
          </table:table-cell>
          <table:table-cell table:formula="of:=[.E10]-[.E20]" office:value-type="float" office:value="0.0543531776130037">
            <text:p>0,054</text:p>
          </table:table-cell>
          <table:table-cell table:formula="of:=[.F10]-[.F20]" office:value-type="float" office:value="0.0676661080863341">
            <text:p>0,068</text:p>
          </table:table-cell>
          <table:table-cell table:formula="of:=[.G10]-[.G20]" office:value-type="float" office:value="0.0869538962658352">
            <text:p>0,087</text:p>
          </table:table-cell>
          <table:table-cell table:formula="of:=[.H10]-[.H20]" office:value-type="float" office:value="0.110686585205375">
            <text:p>0,111</text:p>
          </table:table-cell>
          <table:table-cell table:formula="of:=[.I10]-[.I20]" office:value-type="float" office:value="0.145547945685506">
            <text:p>0,14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]-[.C21]" office:value-type="float" office:value="0.0312631694119303">
            <text:p>0,031</text:p>
          </table:table-cell>
          <table:table-cell table:formula="of:=[.D11]-[.D21]" office:value-type="float" office:value="0.0456101143207146">
            <text:p>0,046</text:p>
          </table:table-cell>
          <table:table-cell table:formula="of:=[.E11]-[.E21]" office:value-type="float" office:value="0.0513811885201441">
            <text:p>0,051</text:p>
          </table:table-cell>
          <table:table-cell table:formula="of:=[.F11]-[.F21]" office:value-type="float" office:value="0.0635480794643835">
            <text:p>0,064</text:p>
          </table:table-cell>
          <table:table-cell table:formula="of:=[.G11]-[.G21]" office:value-type="float" office:value="0.0810360021559875">
            <text:p>0,081</text:p>
          </table:table-cell>
          <table:table-cell table:formula="of:=[.H11]-[.H21]" office:value-type="float" office:value="0.10238392835166">
            <text:p>0,102</text:p>
          </table:table-cell>
          <table:table-cell table:formula="of:=[.I11]-[.I21]" office:value-type="float" office:value="0.133495646699806">
            <text:p>0,133</text:p>
          </table:table-cell>
          <table:table-cell table:number-columns-repeated="10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office:value-type="float" office:value="5500">
            <text:p>5500</text:p>
          </table:table-cell>
          <table:table-cell table:style-name="Default" table:number-columns-repeated="13"/>
          <table:table-cell table:number-columns-repeated="5"/>
        </table:table-row>
        <table:table-row table:style-name="ro1">
          <table:table-cell office:value-type="float" office:value="5600">
            <text:p>5600</text:p>
          </table:table-cell>
          <table:table-cell table:style-name="Default" table:number-columns-repeated="13"/>
          <table:table-cell table:number-columns-repeated="5"/>
        </table:table-row>
        <table:table-row table:style-name="ro1">
          <table:table-cell office:value-type="float" office:value="5700">
            <text:p>5700</text:p>
          </table:table-cell>
          <table:table-cell table:style-name="Default" table:number-columns-repeated="13"/>
          <table:table-cell table:number-columns-repeated="5"/>
        </table:table-row>
        <table:table-row table:style-name="ro1">
          <table:table-cell office:value-type="float" office:value="5800">
            <text:p>5800</text:p>
          </table:table-cell>
          <table:table-cell table:style-name="Default" table:number-columns-repeated="13"/>
          <table:table-cell table:number-columns-repeated="5"/>
        </table:table-row>
      </table:table>
      <table:table table:name="ordre addresser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date-style style:name="N109">
      <number:seconds/>
      <number:hours/>
      <number:text>an</number:text>
      <number:day/>
      <number:text>a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25.11.2015</text:date>, <text:time>21:40:2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Petter Dalsklev</meta:initial-creator>
    <meta:creation-date>2015-08-27T02:43:16.57</meta:creation-date>
    <dc:date>2015-11-25T21:40:24.54</dc:date>
    <dc:creator>Hans Petter Dalsklev</dc:creator>
    <meta:editing-duration>PT17H59M14S</meta:editing-duration>
    <meta:editing-cycles>8</meta:editing-cycles>
    <meta:generator>OpenOffice/4.1.1$Win32 OpenOffice.org_project/411m6$Build-9775</meta:generator>
    <meta:document-statistic meta:table-count="3" meta:cell-count="229" meta:object-count="0"/>
  </office:meta>
</office:document-meta>
</file>